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index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steps</text:p>
          </table:table-cell>
          <table:table-cell table:style-name="ce1" table:number-columns-repeated="1021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table:formula="of:=SUM([.C12:.F12])/4" office:value-type="float" office:value="828">
            <text:p>828</text:p>
          </table:table-cell>
          <table:table-cell table:style-name="ce2" table:formula="of:=SUM([.C22:.F22])/4" office:value-type="float" office:value="442.25">
            <text:p>442,25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table:formula="of:=SUM([.C13:.F13])/4" office:value-type="float" office:value="527.25">
            <text:p>527,25</text:p>
          </table:table-cell>
          <table:table-cell table:style-name="ce2" table:formula="of:=SUM([.C23:.F23])/4" office:value-type="float" office:value="396.75">
            <text:p>396,75</text:p>
          </table:table-cell>
          <table:table-cell table:style-name="ce2" table:number-columns-repeated="6"/>
          <table:table-cell table:style-name="ce2">
            <draw:frame table:end-cell-address="Tabelle1.Z49" table:end-x="0.67cm" table:end-y="0.404cm" draw:z-index="0" draw:style-name="gr1" svg:width="36.325cm" svg:height="21.058cm" svg:x="0.475cm" svg:y="0.159cm">
              <draw:object draw:notify-on-update-of-ranges="Tabelle1.B1:Tabelle1.B1 Tabelle1.B2:Tabelle1.B10 Tabelle1.A2:Tabelle1.A10 Tabelle1.C1:Tabelle1.C1 Tabelle1.C2:Tabelle1.C10 Tabelle1.A2:Tabelle1.A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formula="of:=SUM([.C14:.F14])/4" office:value-type="float" office:value="1066.75">
            <text:p>1066,75</text:p>
          </table:table-cell>
          <table:table-cell table:style-name="ce2" table:formula="of:=SUM([.C24:.F24])/4" office:value-type="float" office:value="2066">
            <text:p>2066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formula="of:=SUM([.C15:.F15])/4" office:value-type="float" office:value="1644.25">
            <text:p>1644,25</text:p>
          </table:table-cell>
          <table:table-cell table:style-name="ce2" table:formula="of:=SUM([.C25:.F25])/4" office:value-type="float" office:value="3843.5">
            <text:p>3843,5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formula="of:=SUM([.C16:.F16])/4" office:value-type="float" office:value="2359.25">
            <text:p>2359,25</text:p>
          </table:table-cell>
          <table:table-cell table:style-name="ce2" table:formula="of:=SUM([.C26:.F26])/4" office:value-type="float" office:value="7725.75">
            <text:p>7725,75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formula="of:=SUM([.C17:.F17])/4" office:value-type="float" office:value="3375.25">
            <text:p>3375,25</text:p>
          </table:table-cell>
          <table:table-cell table:style-name="ce2" table:formula="of:=SUM([.C27:.F27])/4" office:value-type="float" office:value="14703.25">
            <text:p>14703,25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table:formula="of:=SUM([.C18:.F18])/4" office:value-type="float" office:value="5952.75">
            <text:p>5952,75</text:p>
          </table:table-cell>
          <table:table-cell table:style-name="ce2" table:formula="of:=SUM([.C28:.F28])/4" office:value-type="float" office:value="31018">
            <text:p>31018</text:p>
          </table:table-cell>
          <table:table-cell table:style-name="ce2" table:number-columns-repeated="102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table:formula="of:=SUM([.C19:.F19])/4" office:value-type="float" office:value="12883.25">
            <text:p>12883,25</text:p>
          </table:table-cell>
          <table:table-cell table:style-name="ce2" table:formula="of:=SUM([.C29:.F29])/4" office:value-type="float" office:value="74585.25">
            <text:p>74585,25</text:p>
          </table:table-cell>
          <table:table-cell table:style-name="ce2"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2" table:formula="of:=SUM([.C20:.F20])/4" office:value-type="float" office:value="21067.6666666667">
            <text:p>21067,67</text:p>
          </table:table-cell>
          <table:table-cell table:style-name="ce2" table:formula="of:=SUM([.C30:.F30])/4" office:value-type="float" office:value="108674.666666667">
            <text:p>108674,6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s</text:p>
          </table:table-cell>
          <table:table-cell office:value-type="float" office:value="781">
            <text:p>781</text:p>
          </table:table-cell>
          <table:table-cell office:value-type="float" office:value="797">
            <text:p>797</text:p>
          </table:table-cell>
          <table:table-cell office:value-type="float" office:value="875">
            <text:p>875</text:p>
          </table:table-cell>
          <table:table-cell office:value-type="float" office:value="859">
            <text:p>85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31">
            <text:p>531</text:p>
          </table:table-cell>
          <table:table-cell office:value-type="float" office:value="516">
            <text:p>516</text:p>
          </table:table-cell>
          <table:table-cell table:number-columns-repeated="2" office:value-type="float" office:value="531">
            <text:p>53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188">
            <text:p>1188</text:p>
          </table:table-cell>
          <table:table-cell office:value-type="float" office:value="969">
            <text:p>969</text:p>
          </table:table-cell>
          <table:table-cell office:value-type="float" office:value="1094">
            <text:p>1094</text:p>
          </table:table-cell>
          <table:table-cell office:value-type="float" office:value="1016">
            <text:p>101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687">
            <text:p>1687</text:p>
          </table:table-cell>
          <table:table-cell office:value-type="float" office:value="1578">
            <text:p>1578</text:p>
          </table:table-cell>
          <table:table-cell office:value-type="float" office:value="1718">
            <text:p>1718</text:p>
          </table:table-cell>
          <table:table-cell office:value-type="float" office:value="1594">
            <text:p>159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313">
            <text:p>2313</text:p>
          </table:table-cell>
          <table:table-cell office:value-type="float" office:value="2187">
            <text:p>2187</text:p>
          </table:table-cell>
          <table:table-cell office:value-type="float" office:value="2453">
            <text:p>2453</text:p>
          </table:table-cell>
          <table:table-cell office:value-type="float" office:value="2484">
            <text:p>248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641">
            <text:p>3641</text:p>
          </table:table-cell>
          <table:table-cell office:value-type="float" office:value="3125">
            <text:p>3125</text:p>
          </table:table-cell>
          <table:table-cell office:value-type="float" office:value="3250">
            <text:p>3250</text:p>
          </table:table-cell>
          <table:table-cell office:value-type="float" office:value="3485">
            <text:p>348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5640">
            <text:p>5640</text:p>
          </table:table-cell>
          <table:table-cell office:value-type="float" office:value="5750">
            <text:p>5750</text:p>
          </table:table-cell>
          <table:table-cell office:value-type="float" office:value="6031">
            <text:p>6031</text:p>
          </table:table-cell>
          <table:table-cell office:value-type="float" office:value="6390">
            <text:p>639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2516">
            <text:p>12516</text:p>
          </table:table-cell>
          <table:table-cell office:value-type="float" office:value="13891">
            <text:p>13891</text:p>
          </table:table-cell>
          <table:table-cell office:value-type="float" office:value="13813">
            <text:p>13813</text:p>
          </table:table-cell>
          <table:table-cell office:value-type="float" office:value="11313">
            <text:p>1131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9328">
            <text:p>19328</text:p>
          </table:table-cell>
          <table:table-cell office:value-type="float" office:value="24047">
            <text:p>24047</text:p>
          </table:table-cell>
          <table:table-cell office:value-type="float" office:value="19828">
            <text:p>19828</text:p>
          </table:table-cell>
          <table:table-cell table:formula="of:=SUM([.C20:.E20])/3" office:value-type="float" office:value="21067.6666666667">
            <text:p>21067,6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eps</text:p>
          </table:table-cell>
          <table:table-cell office:value-type="float" office:value="442">
            <text:p>442</text:p>
          </table:table-cell>
          <table:table-cell office:value-type="float" office:value="443">
            <text:p>443</text:p>
          </table:table-cell>
          <table:table-cell table:number-columns-repeated="2" office:value-type="float" office:value="442">
            <text:p>44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number-columns-repeated="3" office:value-type="float" office:value="397">
            <text:p>397</text:p>
          </table:table-cell>
          <table:table-cell office:value-type="float" office:value="396">
            <text:p>39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292">
            <text:p>2292</text:p>
          </table:table-cell>
          <table:table-cell office:value-type="float" office:value="1950">
            <text:p>1950</text:p>
          </table:table-cell>
          <table:table-cell office:value-type="float" office:value="2072">
            <text:p>2072</text:p>
          </table:table-cell>
          <table:table-cell office:value-type="float" office:value="1950">
            <text:p>195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3834">
            <text:p>3834</text:p>
          </table:table-cell>
          <table:table-cell office:value-type="float" office:value="3969">
            <text:p>3969</text:p>
          </table:table-cell>
          <table:table-cell office:value-type="float" office:value="3778">
            <text:p>3778</text:p>
          </table:table-cell>
          <table:table-cell office:value-type="float" office:value="3793">
            <text:p>379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7578">
            <text:p>7578</text:p>
          </table:table-cell>
          <table:table-cell office:value-type="float" office:value="7338">
            <text:p>7338</text:p>
          </table:table-cell>
          <table:table-cell office:value-type="float" office:value="7893">
            <text:p>7893</text:p>
          </table:table-cell>
          <table:table-cell office:value-type="float" office:value="8094">
            <text:p>809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14821">
            <text:p>14821</text:p>
          </table:table-cell>
          <table:table-cell office:value-type="float" office:value="13686">
            <text:p>13686</text:p>
          </table:table-cell>
          <table:table-cell office:value-type="float" office:value="15684">
            <text:p>15684</text:p>
          </table:table-cell>
          <table:table-cell office:value-type="float" office:value="14622">
            <text:p>1462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29508">
            <text:p>29508</text:p>
          </table:table-cell>
          <table:table-cell office:value-type="float" office:value="29639">
            <text:p>29639</text:p>
          </table:table-cell>
          <table:table-cell office:value-type="float" office:value="32150">
            <text:p>32150</text:p>
          </table:table-cell>
          <table:table-cell office:value-type="float" office:value="32775">
            <text:p>3277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74105">
            <text:p>74105</text:p>
          </table:table-cell>
          <table:table-cell office:value-type="float" office:value="79001">
            <text:p>79001</text:p>
          </table:table-cell>
          <table:table-cell office:value-type="float" office:value="82065">
            <text:p>82065</text:p>
          </table:table-cell>
          <table:table-cell office:value-type="float" office:value="63170">
            <text:p>6317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99964">
            <text:p>99964</text:p>
          </table:table-cell>
          <table:table-cell office:value-type="float" office:value="126606">
            <text:p>126606</text:p>
          </table:table-cell>
          <table:table-cell office:value-type="float" office:value="99454">
            <text:p>99454</text:p>
          </table:table-cell>
          <table:table-cell table:formula="of:=SUM([.C30:.E30])/3" office:value-type="float" office:value="108674.666666667">
            <text:p>108674,6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ptimized</text:p>
          </table:table-cell>
          <table:table-cell office:value-type="string">
            <text:p>ms</text:p>
          </table:table-cell>
          <table:table-cell office:value-type="float" office:value="828">
            <text:p>828</text:p>
          </table:table-cell>
          <table:table-cell table:formula="of:=[.C32]/[.B2]"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47">
            <text:p>547</text:p>
          </table:table-cell>
          <table:table-cell table:formula="of:=[.C33]/[.B3]" office:value-type="float" office:value="1.03745851114272">
            <text:p>1,0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125">
            <text:p>1125</text:p>
          </table:table-cell>
          <table:table-cell table:formula="of:=[.C34]/[.B4]" office:value-type="float" office:value="1.05460510897586">
            <text:p>1,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table:formula="of:=[.C35]/[.B5]" office:value-type="float" office:value="0.912270031929451">
            <text:p>0,9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485">
            <text:p>2485</text:p>
          </table:table-cell>
          <table:table-cell table:formula="of:=[.C36]/[.B6]" office:value-type="float" office:value="1.05330083713044">
            <text:p>1,0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53">
            <text:p>3453</text:p>
          </table:table-cell>
          <table:table-cell table:formula="of:=[.C37]/[.B7]" office:value-type="float" office:value="1.02303533071624">
            <text:p>1,0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5312">
            <text:p>5312</text:p>
          </table:table-cell>
          <table:table-cell table:formula="of:=[.C38]/[.B8]" office:value-type="float" office:value="0.892360673638235">
            <text:p>0,8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2407">
            <text:p>12407</text:p>
          </table:table-cell>
          <table:table-cell table:formula="of:=[.C39]/[.B9]" office:value-type="float" office:value="0.963033396076301">
            <text:p>0,9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8171">
            <text:p>18171</text:p>
          </table:table-cell>
          <table:table-cell table:formula="of:=[.C40]/[.B10]" office:value-type="float" office:value="0.862506526588928">
            <text:p>0,8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D32:.D40])/9" office:value-type="float" office:value="0.977618935133132">
            <text:p>0,9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teps</text:p>
          </table:table-cell>
          <table:table-cell office:value-type="float" office:value="408">
            <text:p>408</text:p>
          </table:table-cell>
          <table:table-cell table:formula="of:=[.C43]/[.C2]" office:value-type="float" office:value="0.922555115884681">
            <text:p>0,9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75">
            <text:p>375</text:p>
          </table:table-cell>
          <table:table-cell table:formula="of:=[.C44]/[.C3]" office:value-type="float" office:value="0.945179584120983">
            <text:p>0,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912">
            <text:p>1912</text:p>
          </table:table-cell>
          <table:table-cell table:formula="of:=[.C45]/[.C4]" office:value-type="float" office:value="0.925459825750242">
            <text:p>0,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3460">
            <text:p>3460</text:p>
          </table:table-cell>
          <table:table-cell table:formula="of:=[.C46]/[.C5]" office:value-type="float" office:value="0.900221152595291">
            <text:p>0,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105">
            <text:p>7105</text:p>
          </table:table-cell>
          <table:table-cell table:formula="of:=[.C47]/[.C6]" office:value-type="float" office:value="0.919651813739766">
            <text:p>0,9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3729">
            <text:p>13729</text:p>
          </table:table-cell>
          <table:table-cell table:formula="of:=[.C48]/[.C7]" office:value-type="float" office:value="0.933739139305936">
            <text:p>0,9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25735">
            <text:p>25735</text:p>
          </table:table-cell>
          <table:table-cell table:formula="of:=[.C49]/[.C8]" office:value-type="float" office:value="0.829679540911729">
            <text:p>0,8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71137">
            <text:p>71137</text:p>
          </table:table-cell>
          <table:table-cell table:formula="of:=[.C50]/[.C9]" office:value-type="float" office:value="0.953767668540361">
            <text:p>0,95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float" office:value="107901">
            <text:p>107901</text:p>
          </table:table-cell>
          <table:table-cell table:formula="of:=[.C51]/[.C10]" office:value-type="float" office:value="0.992880892204255">
            <text:p>0,99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SUM([.D43:.D51])/9" office:value-type="float" office:value="0.924792748117027">
            <text:p>0,92</text:p>
          </table:table-cell>
          <table:table-cell table:number-columns-repeated="102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8">28.01.2011</text:date>, <text:time>13:16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ns-Nikolas Martens</meta:initial-creator>
    <meta:creation-date>2011-01-27T18:52:12.46</meta:creation-date>
    <dc:date>2011-01-28T13:16:57.15</dc:date>
    <dc:creator>Jens-Nikolas Martens</dc:creator>
    <meta:editing-duration>PT01H25M49S</meta:editing-duration>
    <meta:editing-cycles>9</meta:editing-cycles>
    <meta:generator>OpenOffice.org/3.1$Win32 OpenOffice.org_project/310m11$Build-9399</meta:generator>
    <meta:document-statistic meta:table-count="3" meta:cell-count="1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8pt" style:font-size-asian="8pt" style:font-size-complex="8pt"/>
    </style:style>
    <style:style style:name="ch3" style:family="chart">
      <style:chart-properties chart:connect-bars="false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maximum="8" chart:reverse-direction="false" text:line-break="false" chart:visible="true" chart:axis-position="0"/>
      <style:graphic-properties svg:stroke-color="#b3b3b3"/>
      <style:text-properties fo:font-size="18pt" style:font-size-asian="8pt" style:font-size-complex="8pt"/>
    </style:style>
    <style:style style:name="ch5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8pt" style:font-size-asian="8pt" style:font-size-complex="8pt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5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dash" draw:stroke-dash="Fine_20_Dashed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36.326cm" svg:height="21.059cm" chart:class="chart:scatter" chart:style-name="ch1">
        <chart:legend chart:legend-position="end" svg:x="32.602cm" svg:y="9.475cm" chart:style-name="ch2"/>
        <chart:plot-area chart:style-name="ch3" table:cell-range-address="Tabelle1.A1:Tabelle1.C10" chart:data-source-has-labels="row" svg:x="0.726cm" svg:y="0.421cm" svg:width="31.151cm" svg:height="19.79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.B2:Tabelle1.B10" chart:label-cell-address="Tabelle1.B1:Tabelle1.B1" chart:class="chart:scatter">
            <chart:domain table:cell-range-address="Tabelle1.A2:Tabelle1.A10"/>
            <chart:data-point chart:repeated="9"/>
          </chart:series>
          <chart:series chart:attached-axis="secondary-y" chart:style-name="ch9" chart:values-cell-range-address="Tabelle1.C2:Tabelle1.C10" chart:label-cell-address="Tabelle1.C1:Tabelle1.C1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 text:id="Tabelle1.B1:Tabelle1.B1">ms</text:p>
              </table:table-cell>
              <table:table-cell office:value-type="string">
                <text:p text:id="Tabelle1.C1:Tabelle1.C1">ste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Tabelle1.A2:Tabelle1.A10">0</text:p>
              </table:table-cell>
              <table:table-cell office:value-type="float" office:value="828">
                <text:p text:id="Tabelle1.B2:Tabelle1.B10">828</text:p>
              </table:table-cell>
              <table:table-cell office:value-type="float" office:value="442.25">
                <text:p text:id="Tabelle1.C2:Tabelle1.C10">442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27.25">
                <text:p>527.25</text:p>
              </table:table-cell>
              <table:table-cell office:value-type="float" office:value="396.75">
                <text:p>396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66.75">
                <text:p>1066.75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644.25">
                <text:p>1644.25</text:p>
              </table:table-cell>
              <table:table-cell office:value-type="float" office:value="3843.5">
                <text:p>384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359.25">
                <text:p>2359.25</text:p>
              </table:table-cell>
              <table:table-cell office:value-type="float" office:value="7725.75">
                <text:p>7725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375.25">
                <text:p>3375.25</text:p>
              </table:table-cell>
              <table:table-cell office:value-type="float" office:value="14703.25">
                <text:p>14703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952.75">
                <text:p>5952.75</text:p>
              </table:table-cell>
              <table:table-cell office:value-type="float" office:value="31018">
                <text:p>31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883.25">
                <text:p>12883.25</text:p>
              </table:table-cell>
              <table:table-cell office:value-type="float" office:value="74585.25">
                <text:p>74585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1067.6666666667">
                <text:p>21067.6666666667</text:p>
              </table:table-cell>
              <table:table-cell office:value-type="float" office:value="108674.666666667">
                <text:p>108674.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